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65000001827FDCFD0C.png" manifest:media-type="image/png"/>
  <manifest:file-entry manifest:full-path="Pictures/10000201000002570000013402426611.png" manifest:media-type="image/png"/>
  <manifest:file-entry manifest:full-path="Pictures/1000020100000323000002328D4DDFBB.png" manifest:media-type="image/png"/>
  <manifest:file-entry manifest:full-path="Pictures/10000201000004010000031A375CC46D.png" manifest:media-type="image/png"/>
  <manifest:file-entry manifest:full-path="Pictures/10000000000002900000025C06A38F12.jpg" manifest:media-type="image/jpeg"/>
  <manifest:file-entry manifest:full-path="Pictures/10000201000004440000021867E99367.png" manifest:media-type="image/png"/>
  <manifest:file-entry manifest:full-path="Pictures/10000201000004F300000292ABF4D012.png" manifest:media-type="image/png"/>
  <manifest:file-entry manifest:full-path="Pictures/10000200000000580000001FC088875E.png" manifest:media-type="image/png"/>
  <manifest:file-entry manifest:full-path="Pictures/100000000000030E0000020C5F358E92.png" manifest:media-type="image/png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</style:style>
    <style:style style:name="gr6" style:family="graphic" style:parent-style-name="standard" style:list-style-name="L3">
      <style:graphic-properties draw:stroke="none" draw:fill-color="#ffffff" fo:min-height="1.515cm"/>
    </style:style>
    <style:style style:name="gr7" style:family="graphic" style:parent-style-name="standard" style:list-style-name="L3">
      <style:graphic-properties draw:stroke="none" draw:fill-color="#ffffff" fo:min-height="1.659cm"/>
    </style:style>
    <style:style style:name="gr8" style:family="graphic" style:parent-style-name="standard" style:list-style-name="L3">
      <style:graphic-properties draw:stroke="none" draw:fill-color="#ffffff" fo:min-height="1.483cm"/>
    </style:style>
    <style:style style:name="gr9" style:family="graphic" style:parent-style-name="standard" style:list-style-name="L3">
      <style:graphic-properties draw:stroke="none" draw:fill-color="#ffffff" fo:min-height="1.515cm"/>
    </style:style>
    <style:style style:name="gr10" style:family="graphic" style:parent-style-name="standard" style:list-style-name="L3">
      <style:graphic-properties draw:stroke="none" draw:fill-color="#ffffff" fo:min-height="1.515cm"/>
    </style:style>
    <style:style style:name="gr11" style:family="graphic" style:parent-style-name="standard" style:list-style-name="L3">
      <style:graphic-properties draw:stroke="none" draw:fill-color="#ffffff" fo:min-height="1.483cm"/>
    </style:style>
    <style:style style:name="gr12" style:family="graphic" style:parent-style-name="standard" style:list-style-name="L3">
      <style:graphic-properties draw:stroke="none" draw:fill-color="#ffffff" fo:min-height="1.483cm"/>
    </style:style>
    <style:style style:name="gr13" style:family="graphic" style:parent-style-name="物體無填充也無線條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62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資訊未來大自由_5f_封底-notes" style:list-style-name="L4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margin-top="0.1cm" fo:margin-bottom="0cm" fo:line-height="100%" fo:text-indent="0cm"/>
    </style:style>
    <style:style style:name="P8" style:family="paragraph"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9" style:family="paragraph">
      <style:text-properties style:font-size-asian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全字庫正宋體1" style:font-name-asian="全字庫正宋體1"/>
    </style:style>
    <style:style style:name="P12" style:family="paragraph">
      <style:paragraph-properties fo:margin-left="0cm" fo:margin-right="0cm" fo:margin-top="0.1cm" fo:margin-bottom="0cm" fo:line-height="100%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cm" fo:margin-bottom="0cm" fo:line-height="100%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全字庫正宋體1" fo:font-weight="normal" style:font-name-asian="全字庫正宋體1" style:font-size-asian="18pt" style:font-weight-asian="normal" style:font-weight-complex="normal"/>
    </style:style>
    <style:style style:name="P14" style:family="paragraph">
      <style:paragraph-properties fo:margin-left="0cm" fo:margin-right="0cm" fo:margin-top="0.1cm" fo:margin-bottom="0cm" fo:line-height="100%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全字庫正宋體1" fo:font-weight="normal" style:font-name-asian="全字庫正宋體1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全字庫正宋體1" fo:font-size="18pt" style:font-name-asian="全字庫正宋體1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19" style:family="paragraph">
      <style:paragraph-properties fo:margin-left="0cm" fo:margin-right="0cm" fo:margin-top="0.396cm" fo:margin-bottom="0cm" fo:line-height="100%" fo:text-align="start" fo:text-indent="0cm"/>
    </style:style>
    <style:style style:name="P20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/>
    </style:style>
    <style:style style:name="T6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全字庫正楷體1" style:font-name-asian="全字庫正楷體1"/>
    </style:style>
    <style:style style:name="T8" style:family="text">
      <style:text-properties fo:color="#000000" style:font-name="Thorndale" fo:font-size="20pt" fo:language="en" fo:country="US" fo:font-weight="normal" style:font-name-asian="方正明體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9" style:family="text">
      <style:text-properties fo:color="#000000" fo:font-size="20pt" fo:language="en" fo:country="US" fo:font-weight="normal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10" style:family="text">
      <style:text-properties fo:color="#000000" style:font-name="全字庫正宋體1" fo:font-size="20pt" fo:font-weight="normal" style:font-name-asian="全字庫正宋體1" style:font-size-asian="20pt" style:font-weight-asian="normal" style:font-size-complex="20pt" style:font-weight-complex="normal"/>
    </style:style>
    <style:style style:name="T11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2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352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1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5.7cm" svg:height="5.881cm" svg:x="6.1cm" svg:y="3.319cm" presentation:class="title" presentation:user-transformed="true">
          <draw:text-box>
            <text:p text:style-name="P3"><text:span text:style-name="T3">傳統字漢語</text:span><text:span text:style-name="T3"><text:line-break/></text:span><text:span text:style-name="T3">社群回顧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Fedora 20 </text:span><text:span text:style-name="T4">釋出同樂會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5">Chinese GNU/Linux Extensions</text:span></text:p>
          </draw:text-box>
        </draw:frame>
        <draw:frame draw:style-name="gr5" draw:text-style-name="P8" draw:layer="layout" svg:width="22.421cm" svg:height="1.765cm" svg:x="1.652cm" svg:y="16.852cm">
          <draw:text-box>
            <text:list text:style-name="L3">
              <text:list-item>
                <text:p text:style-name="P7"><text:span text:style-name="T6">網址：</text:span><text:span text:style-name="T6">cle.linux.org.tw</text:span></text:p>
              </text:list-item>
              <text:list-item>
                <text:p text:style-name="P7"><text:span text:style-name="T6">狀態：停滯</text:span><text:span text:style-name="T6">(</text:span><text:span text:style-name="T6">新聞、討論區</text:span><text:span text:style-name="T6">)</text:span></text:p>
              </text:list-item>
            </text:list>
          </draw:text-box>
        </draw:frame>
        <draw:frame draw:style-name="gr3" draw:layer="layout" svg:width="23.083cm" svg:height="12.289cm" svg:x="1.16cm" svg:y="4.485cm">
          <draw:image xlink:href="Pictures/10000201000004F300000292ABF4D01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台灣愛用者社群</text:span></text:p>
          </draw:text-box>
        </draw:frame>
        <draw:frame draw:style-name="gr6" draw:text-style-name="P8" draw:layer="layout" svg:width="22.421cm" svg:height="1.765cm" svg:x="1.652cm" svg:y="16.851cm">
          <draw:text-box>
            <text:list text:style-name="L3">
              <text:list-item>
                <text:p text:style-name="P7"><text:span text:style-name="T6">網址：</text:span><text:span text:style-name="T6">groups.google.com/forum/#!forum/ftug</text:span></text:p>
              </text:list-item>
              <text:list-item>
                <text:p text:style-name="P7"><text:span text:style-name="T6">狀態：停滯</text:span><text:span text:style-name="T6">(</text:span><text:span text:style-name="T6">郵遞論壇</text:span><text:span text:style-name="T6">)</text:span></text:p>
              </text:list-item>
            </text:list>
          </draw:text-box>
        </draw:frame>
        <draw:frame draw:style-name="gr3" draw:layer="layout" svg:width="23.887cm" svg:height="12.026cm" svg:x="0.758cm" svg:y="4.517cm">
          <draw:image xlink:href="Pictures/10000201000004440000021867E99367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台灣愛用者社群</text:span></text:p>
          </draw:text-box>
        </draw:frame>
        <draw:frame draw:style-name="gr7" draw:text-style-name="P8" draw:layer="layout" svg:width="22.421cm" svg:height="1.909cm" svg:x="1.652cm" svg:y="16.851cm">
          <draw:text-box>
            <text:list text:style-name="L3">
              <text:list-item>
                <text:p text:style-name="P7"><text:span text:style-name="T6">網址：</text:span><text:span text:style-name="T8">fedora-tw.org</text:span><text:span text:style-name="T6"> | fedora.tw</text:span></text:p>
              </text:list-item>
              <text:list-item>
                <text:p text:style-name="P7"><text:span text:style-name="T6">狀態：關閉</text:span><text:span text:style-name="T6">(</text:span><text:span text:style-name="T6">新聞、</text:span><text:span text:style-name="T9">討論</text:span><text:span text:style-name="T6">區</text:span><text:span text:style-name="T6">)</text:span></text:p>
              </text:list-item>
            </text:list>
          </draw:text-box>
        </draw:frame>
        <draw:frame draw:style-name="gr3" draw:layer="layout" svg:width="16.616cm" svg:height="12.5cm" svg:x="4.393cm" svg:y="4.451cm">
          <draw:image xlink:href="Pictures/10000000000002900000025C06A38F12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Opendesktop</text:span><text:span text:style-name="T7">中文桌面應用</text:span></text:p>
          </draw:text-box>
        </draw:frame>
        <draw:frame draw:style-name="gr8" draw:text-style-name="P11" draw:layer="layout" svg:width="22.421cm" svg:height="1.733cm" svg:x="1.652cm" svg:y="16.851cm">
          <draw:text-box>
            <text:list text:style-name="L3">
              <text:list-item>
                <text:p text:style-name="P10"><text:span text:style-name="T6">網址：</text:span><text:span text:style-name="T6">opendesktop.org.tw</text:span></text:p>
              </text:list-item>
              <text:list-item>
                <text:p text:style-name="P10"><text:span text:style-name="T6">狀態：關閉</text:span><text:span text:style-name="T6">(</text:span><text:span text:style-name="T6">新聞、</text:span><text:span text:style-name="T9">討論</text:span><text:span text:style-name="T6">區</text:span><text:span text:style-name="T6">)</text:span></text:p>
              </text:list-item>
            </text:list>
          </draw:text-box>
        </draw:frame>
        <draw:frame draw:style-name="gr3" draw:layer="layout" svg:width="17.42cm" svg:height="12.337cm" svg:x="3.991cm" svg:y="4.451cm">
          <draw:image xlink:href="Pictures/10000201000004010000031A375CC46D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中文社團</text:span></text:p>
          </draw:text-box>
        </draw:frame>
        <draw:frame draw:style-name="gr9" draw:text-style-name="P13" draw:layer="layout" svg:width="22.421cm" svg:height="1.765cm" svg:x="1.652cm" svg:y="16.752cm">
          <draw:text-box>
            <text:list text:style-name="L3">
              <text:list-item>
                <text:p text:style-name="P12"><text:span text:style-name="T10">網址：</text:span><text:span text:style-name="T10">www.facebook.com/groups/fedora.chinese/</text:span></text:p>
              </text:list-item>
              <text:list-item>
                <text:p text:style-name="P12"><text:span text:style-name="T10">狀態：停滯</text:span><text:span text:style-name="T10">(</text:span><text:span text:style-name="T10">社交網站</text:span><text:span text:style-name="T10">)</text:span></text:p>
              </text:list-item>
            </text:list>
          </draw:text-box>
        </draw:frame>
        <draw:frame draw:style-name="gr3" draw:layer="layout" svg:width="19.619cm" svg:height="12.043cm" svg:x="2.891cm" svg:y="4.5cm">
          <draw:image xlink:href="Pictures/100000000000030E0000020C5F358E9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中文社團</text:span></text:p>
          </draw:text-box>
        </draw:frame>
        <draw:frame draw:style-name="gr10" draw:text-style-name="P14" draw:layer="layout" svg:width="22.421cm" svg:height="1.765cm" svg:x="1.652cm" svg:y="16.752cm">
          <draw:text-box>
            <text:list text:style-name="L3">
              <text:list-item>
                <text:p text:style-name="P12"><text:span text:style-name="T10">網址：</text:span><text:span text:style-name="T10">www.facebook.com/groups/fedora.chinesegroup/</text:span></text:p>
              </text:list-item>
              <text:list-item>
                <text:p text:style-name="P12"><text:span text:style-name="T10">狀態：運作</text:span><text:span text:style-name="T10">(</text:span><text:span text:style-name="T10">社交網站</text:span><text:span text:style-name="T10">)</text:span></text:p>
              </text:list-item>
            </text:list>
          </draw:text-box>
        </draw:frame>
        <draw:frame draw:style-name="gr3" draw:layer="layout" svg:width="19.187cm" svg:height="12.186cm" svg:x="3.108cm" svg:y="4.407cm">
          <draw:image xlink:href="Pictures/1000020100000323000002328D4DDFB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臺灣社群支援站</text:span></text:p>
          </draw:text-box>
        </draw:frame>
        <draw:frame draw:style-name="gr11" draw:text-style-name="P11" draw:layer="layout" svg:width="22.421cm" svg:height="1.733cm" svg:x="1.652cm" svg:y="16.852cm">
          <draw:text-box>
            <text:list text:style-name="L3">
              <text:list-item>
                <text:p text:style-name="P10"><text:span text:style-name="T6">網址：</text:span><text:span text:style-name="T6">fedora.linux.org.tw</text:span></text:p>
              </text:list-item>
              <text:list-item>
                <text:p text:style-name="P10"><text:span text:style-name="T6">狀態：</text:span><text:span text:style-name="T9">測試</text:span><text:span text:style-name="T6">(</text:span><text:span text:style-name="T6">文件</text:span><text:span text:style-name="T6">)</text:span></text:p>
              </text:list-item>
            </text:list>
          </draw:text-box>
        </draw:frame>
        <draw:frame draw:style-name="gr3" draw:layer="layout" svg:width="21.066cm" svg:height="12.13cm" svg:x="2.168cm" svg:y="4.479cm">
          <draw:image xlink:href="Pictures/1000020100000257000001340242661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<text:span text:style-name="T7">Fedora</text:span><text:span text:style-name="T7">中文論壇</text:span></text:p>
          </draw:text-box>
        </draw:frame>
        <draw:frame draw:style-name="gr12" draw:text-style-name="P16" draw:layer="layout" svg:width="22.421cm" svg:height="1.733cm" svg:x="1.652cm" svg:y="16.851cm">
          <draw:text-box>
            <text:list text:style-name="L3">
              <text:list-item>
                <text:p text:style-name="P15"><text:span text:style-name="T6">網址：</text:span><text:span text:style-name="T6">fedora-tw.org</text:span></text:p>
              </text:list-item>
              <text:list-item>
                <text:p text:style-name="P15"><text:span text:style-name="T6">狀態：</text:span><text:span text:style-name="T9">測試</text:span><text:span text:style-name="T6">(</text:span><text:span text:style-name="T6">討論群組</text:span><text:span text:style-name="T6">)</text:span></text:p>
              </text:list-item>
            </text:list>
          </draw:text-box>
        </draw:frame>
        <draw:frame draw:style-name="gr13" draw:layer="layout" svg:width="24.2cm" svg:height="9.032cm" svg:x="0.6cm" svg:y="5.2cm">
          <draw:image xlink:href="Pictures/1000020100000465000001827FDCFD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5" draw:text-style-name="P18" draw:layer="layout" svg:width="7.708cm" svg:height="5.355cm" svg:x="5.292cm" svg:y="3.5cm" presentation:class="title" presentation:user-transformed="true">
          <draw:text-box>
            <text:p text:style-name="P17"><text:span text:style-name="T11">謝謝各位</text:span><text:span text:style-name="T11"><text:line-break/></text:span><text:span text:style-name="T11"><text:line-break/></text:span><text:span text:style-name="T11">敬請指教</text:span></text:p>
          </draw:text-box>
        </draw:frame>
        <draw:custom-shape draw:style-name="gr2" draw:text-style-name="P20" draw:layer="layout" svg:width="11.5cm" svg:height="0.896cm" svg:x="14cm" svg:y="18cm">
          <text:p text:style-name="P19"><text:span text:style-name="T12">簡報模板：資訊未來大自由</text:span><text:span text:style-name="T12">(</text:span><text:span text:style-name="T12">孫賜萍</text:span><text:span text:style-name="T12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6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57</meta:editing-cycles>
    <meta:editing-duration>PT8H1M23S</meta:editing-duration>
    <meta:initial-creator>root </meta:initial-creator>
    <dc:date>2015-07-01T15:47:46.119691935</dc:date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